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lectManyCheckboxExtensionHandler.getSubRender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ExtensionHandler.getSubCompon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ExtensionHandler.getRow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ExtensionHandler.SelectManyCheckboxExtensionHandler( Component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